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.Opt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Pick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TitleAttr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Option( String title , String value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tion.Option( String titl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.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